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R</text:p>
          </table:table-cell>
          <table:table-cell office:value-type="float" office:value="200000">
            <text:p>200000</text:p>
          </table:table-cell>
          <table:table-cell office:value-type="string">
            <text:p>ohm</text:p>
          </table:table-cell>
          <table:table-cell table:number-columns-repeated="3"/>
          <table:table-cell office:value-type="string">
            <text:p>high pass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0.3">
            <text:p>0.3</text:p>
          </table:table-cell>
          <table:table-cell office:value-type="string">
            <text:p>uF</text:p>
          </table:table-cell>
          <table:table-cell table:formula="of:=[.B2] * 0.000001" office:value-type="float" office:value="0.0000003">
            <text:p>0.000000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table:formula="of:=1 / (2 * 3.14 * [.B1] * [.D2])" office:value-type="float" office:value="2.65392781316348">
            <text:p>2.6539278132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R</text:p>
          </table:table-cell>
          <table:table-cell office:value-type="float" office:value="200000">
            <text:p>200000</text:p>
          </table:table-cell>
          <table:table-cell office:value-type="string">
            <text:p>ohm</text:p>
          </table:table-cell>
          <table:table-cell table:number-columns-repeated="3"/>
          <table:table-cell office:value-type="string">
            <text:p>low pass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0.3">
            <text:p>0.3</text:p>
          </table:table-cell>
          <table:table-cell office:value-type="string">
            <text:p>uF</text:p>
          </table:table-cell>
          <table:table-cell table:formula="of:=[.B13] * 0.000001" office:value-type="float" office:value="0.0000003">
            <text:p>0.000000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table:formula="of:=1 / (2 * 3.14 * [.B12] * [.D13])" office:value-type="float" office:value="2.65392781316348">
            <text:p>2.6539278132</text:p>
          </table:table-cell>
          <table:table-cell office:value-type="string">
            <text:p>Hz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22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kka Lehtikoski</meta:initial-creator>
    <meta:creation-date>2020-03-11T22:09:44.44</meta:creation-date>
    <dc:date>2020-03-11T22:51:09.74</dc:date>
    <dc:creator>Pekka Lehtikoski</dc:creator>
    <meta:editing-duration>PT26M15S</meta:editing-duration>
    <meta:editing-cycles>1</meta:editing-cycles>
    <meta:document-statistic meta:table-count="3" meta:cell-count="22" meta:object-count="0"/>
    <meta:generator>OpenOffice/4.1.6$Win32 OpenOffice.org_project/416m1$Build-9790</meta:generator>
  </office:meta>
</office:document-meta>
</file>